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G2];[.G17];[.G37])" office:value-type="float" office:value="75500">
            <text:p>7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K2];[.K5];[.K17];[.K37];[.K42])" office:value-type="float" office:value="82300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5000">
            <text:p>5000</text:p>
          </table:table-cell>
          <table:table-cell table:number-columns-repeated="2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table:number-columns-repeated="4"/>
          <table:table-cell table:formula="of:=SUM([.B57:.F57])" office:value-type="float" office:value="5300">
            <text:p>5300</text:p>
          </table:table-cell>
          <table:table-cell table:style-name="ce8" table:formula="of:=SUM([.B76:.F76])" office:value-type="float" office:value="331.25">
            <text:p>331.2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331.25">
            <text:p>331.2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331.25">
            <text:p>331.2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331.25">
            <text:p>331.25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331.25">
            <text:p>331.2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331.25">
            <text:p>331.25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331.25">
            <text:p>331.2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76:.F76])" office:value-type="float" office:value="331.25">
            <text:p>331.2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331.25">
            <text:p>331.2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76];[.D76];[.F76])" office:value-type="float" office:value="331.25">
            <text:p>331.25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];[.F76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76:.F76])" office:value-type="float" office:value="331.25">
            <text:p>331.25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331.25">
            <text:p>331.25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76];[.F76])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331.25">
            <text:p>331.2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331.25">
            <text:p>331.25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331.25">
            <text:p>331.25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331.25">
            <text:p>331.25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4" office:value-type="float" office:value="0">
            <text:p>0</text:p>
          </table:table-cell>
          <table:table-cell table:style-name="ce2" table:formula="of:=[.D57]/16" office:value-type="float" office:value="0">
            <text:p>0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5300">
            <text:p>530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10/26/2015</text:date>, <text:time>11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6T11:19:17</dc:date>
    <meta:editing-duration>P1DT20H11M58S</meta:editing-duration>
    <meta:editing-cycles>1042</meta:editing-cycles>
    <meta:generator>OpenOffice/4.1.1$Unix OpenOffice.org_project/411m6$Build-9775</meta:generator>
    <dc:creator>employee employee</dc:creator>
    <meta:document-statistic meta:table-count="8" meta:cell-count="2443" meta:object-count="0"/>
  </office:meta>
</office:document-meta>
</file>